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</style:style>
    <style:style style:name="P2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text-underline-style="solid" style:text-underline-width="auto" style:text-underline-color="font-color" fo:font-weight="bold" style:font-weight-asian="bold"/>
    </style:style>
    <style:style style:name="P3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fo:font-style="italic" style:font-style-asian="italic"/>
    </style:style>
    <style:style style:name="P4" style:family="paragraph" style:parent-style-name="Standard">
      <style:paragraph-properties fo:margin-top="0cm" fo:margin-bottom="0cm" loext:contextual-spacing="false"/>
    </style:style>
    <style:style style:name="P5" style:family="paragraph" style:parent-style-name="Standard">
      <style:paragraph-properties fo:margin-top="0cm" fo:margin-bottom="0cm" loext:contextual-spacing="false"/>
      <style:text-properties fo:font-style="italic" style:font-style-asian="italic"/>
    </style:style>
    <style:style style:name="P6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indent="0cm" style:auto-text-indent="false" fo:background-color="#ffffff" fo:padding="0cm" fo:border="none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indent="0cm" style:auto-text-indent="false" fo:background-color="#ffffff" fo:padding="0cm" fo:border="none"/>
      <style:text-properties fo:font-style="italic" style:font-style-asian="italic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orphans="0" fo:widows="0" fo:text-indent="0cm" style:auto-text-indent="false" fo:background-color="#ffffff" fo:padding="0cm" fo:border="none"/>
      <style:text-properties fo:background-color="#f5f7fa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indent="1.27cm" style:auto-text-indent="false" fo:background-color="#ffffff" fo:padding="0cm" fo:border="none"/>
    </style:style>
    <style:style style:name="P12" style:family="paragraph" style:parent-style-name="Standard">
      <loext:graphic-properties draw:fill="solid" draw:fill-color="#ffffff"/>
      <style:paragraph-properties fo:margin-left="1.27cm" fo:margin-right="0cm" fo:margin-top="0cm" fo:margin-bottom="0cm" loext:contextual-spacing="false" fo:text-indent="0cm" style:auto-text-indent="false" fo:background-color="#ffffff" fo:padding="0cm" fo:border="none"/>
    </style:style>
    <style:style style:name="P13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P14" style:family="paragraph" style:parent-style-name="Standard" style:master-page-name="Standard">
      <loext:graphic-properties draw:fill="solid" draw:fill-color="#ffffff"/>
      <style:paragraph-properties fo:margin-top="0cm" fo:margin-bottom="0cm" loext:contextual-spacing="false" style:page-number="1" fo:background-color="#ffffff" fo:padding="0cm" fo:border="none"/>
    </style:style>
    <style:style style:name="P15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text-underline-style="solid" style:text-underline-width="auto" style:text-underline-color="font-color" fo:font-weight="bold" style:font-weight-asian="bold"/>
    </style:style>
    <style:style style:name="P16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style:text-line-through-style="solid" style:text-line-through-type="single"/>
    </style:style>
    <style:style style:name="P17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fo:font-weight="bold" style:font-weight-asian="bold"/>
    </style:style>
    <style:style style:name="P18" style:family="paragraph" style:parent-style-name="Standard">
      <loext:graphic-properties draw:fill="solid" draw:fill-color="#ffffff"/>
      <style:paragraph-properties fo:margin-top="0cm" fo:margin-bottom="0cm" loext:contextual-spacing="false" fo:background-color="#ffffff" fo:padding="0cm" fo:border="none"/>
      <style:text-properties fo:font-style="italic" style:font-style-asian="italic"/>
    </style:style>
    <style:style style:name="P19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/>
    </style:style>
    <style:style style:name="P20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 fo:font-weight="bold" style:font-weight-asian="bold"/>
    </style:style>
    <style:style style:name="P21" style:family="paragraph" style:parent-style-name="Standard" style:list-style-name="WWNum3">
      <loext:graphic-properties draw:fill="solid" draw:fill-color="#ffffff"/>
      <style:paragraph-properties fo:margin-left="1.27cm" fo:margin-right="0cm" fo:margin-top="0cm" fo:margin-bottom="0cm" loext:contextual-spacing="true" fo:text-indent="-0.635cm" style:auto-text-indent="false" fo:background-color="#ffffff" fo:padding="0cm" fo:border="none"/>
    </style:style>
    <style:style style:name="P22" style:family="paragraph" style:parent-style-name="Standard" style:list-style-name="WWNum8">
      <loext:graphic-properties draw:fill="solid" draw:fill-color="#ffffff"/>
      <style:paragraph-properties fo:margin-left="1.27cm" fo:margin-right="0cm" fo:margin-top="0cm" fo:margin-bottom="0cm" loext:contextual-spacing="true" fo:text-indent="-0.635cm" style:auto-text-indent="false" fo:background-color="#ffffff" fo:padding="0cm" fo:border="none"/>
    </style:style>
    <style:style style:name="P23" style:family="paragraph" style:parent-style-name="Standard" style:list-style-name="WWNum4">
      <loext:graphic-properties draw:fill="solid" draw:fill-color="#ffffff"/>
      <style:paragraph-properties fo:margin-left="1.27cm" fo:margin-right="0cm" fo:margin-top="0cm" fo:margin-bottom="0cm" loext:contextual-spacing="true" fo:text-indent="-0.635cm" style:auto-text-indent="false" fo:background-color="#ffffff" fo:padding="0cm" fo:border="none"/>
    </style:style>
    <style:style style:name="P24" style:family="paragraph" style:parent-style-name="Standard" style:list-style-name="WWNum4">
      <loext:graphic-properties draw:fill="solid" draw:fill-color="#ffffff"/>
      <style:paragraph-properties fo:margin-left="1.27cm" fo:margin-right="0cm" fo:margin-top="0cm" fo:margin-bottom="0cm" loext:contextual-spacing="true" fo:text-indent="-0.635cm" style:auto-text-indent="false" fo:background-color="#ffffff" fo:padding="0cm" fo:border="none"/>
      <style:text-properties style:text-line-through-style="solid" style:text-line-through-type="single"/>
    </style:style>
    <style:style style:name="P25" style:family="paragraph" style:parent-style-name="Standard" style:list-style-name="WWNum9">
      <loext:graphic-properties draw:fill="solid" draw:fill-color="#ffffff"/>
      <style:paragraph-properties fo:margin-left="1.27cm" fo:margin-right="0cm" fo:margin-top="0cm" fo:margin-bottom="0cm" loext:contextual-spacing="true" fo:text-indent="-0.635cm" style:auto-text-indent="false" fo:background-color="#ffffff" fo:padding="0cm" fo:border="none"/>
    </style:style>
    <style:style style:name="P26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loext:contextual-spacing="true" fo:text-indent="-0.635cm" style:auto-text-indent="false" fo:background-color="#ffffff" fo:padding="0cm" fo:border="none"/>
    </style:style>
    <style:style style:name="P27" style:family="paragraph" style:parent-style-name="Standard" style:list-style-name="WWNum2">
      <loext:graphic-properties draw:fill="solid" draw:fill-color="#ffffff"/>
      <style:paragraph-properties fo:margin-left="1.27cm" fo:margin-right="0cm" fo:margin-top="0cm" fo:margin-bottom="0cm" loext:contextual-spacing="true" fo:text-indent="-0.635cm" style:auto-text-indent="false" fo:background-color="#ffffff" fo:padding="0cm" fo:border="none"/>
    </style:style>
    <style:style style:name="P28" style:family="paragraph" style:parent-style-name="Standard" style:list-style-name="WWNum4">
      <style:paragraph-properties fo:margin-left="1.27cm" fo:margin-right="0cm" fo:margin-top="0cm" fo:margin-bottom="0cm" loext:contextual-spacing="true" fo:text-indent="-0.635cm" style:auto-text-indent="false"/>
    </style:style>
    <style:style style:name="P29" style:family="paragraph" style:parent-style-name="Standard" style:list-style-name="WWNum6">
      <style:paragraph-properties fo:margin-left="1.27cm" fo:margin-right="0cm" fo:margin-top="0cm" fo:margin-bottom="0cm" loext:contextual-spacing="true" fo:text-indent="-0.635cm" style:auto-text-indent="false"/>
    </style:style>
    <style:style style:name="P30" style:family="paragraph" style:parent-style-name="Standard" style:list-style-name="WWNum5">
      <style:paragraph-properties fo:margin-left="1.27cm" fo:margin-right="0cm" fo:margin-top="0cm" fo:margin-bottom="0cm" loext:contextual-spacing="true" fo:text-indent="-0.635cm" style:auto-text-indent="false"/>
    </style:style>
    <style:style style:name="P31" style:family="paragraph" style:parent-style-name="Standard" style:list-style-name="WWNum10">
      <style:paragraph-properties fo:margin-left="1.27cm" fo:margin-right="0cm" fo:margin-top="0cm" fo:margin-bottom="0cm" loext:contextual-spacing="true" fo:text-indent="-0.635cm" style:auto-text-indent="false"/>
    </style:style>
    <style:style style:name="P32" style:family="paragraph" style:parent-style-name="Standard" style:list-style-name="WWNum7">
      <style:paragraph-properties fo:margin-left="1.27cm" fo:margin-right="0cm" fo:margin-top="0cm" fo:margin-bottom="0cm" loext:contextual-spacing="true" fo:text-indent="-0.635cm" style:auto-text-indent="false"/>
    </style:style>
    <style:style style:name="P33" style:family="paragraph" style:parent-style-name="Standard">
      <loext:graphic-properties draw:fill="solid" draw:fill-color="#ffffff"/>
      <style:paragraph-properties fo:margin-left="1.27cm" fo:margin-right="0cm" fo:margin-top="0cm" fo:margin-bottom="0cm" loext:contextual-spacing="false" fo:text-indent="0cm" style:auto-text-indent="false" fo:background-color="#ffffff" fo:padding="0cm" fo:border="none"/>
      <style:text-properties fo:font-style="italic" style:font-style-asian="italic"/>
    </style:style>
    <style:style style:name="P34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indent="0cm" style:auto-text-indent="false" fo:background-color="#ffffff" fo:padding="0cm" fo:border="none"/>
      <style:text-properties style:text-underline-style="solid" style:text-underline-width="auto" style:text-underline-color="font-color" fo:font-weight="bold" style:font-weight-asian="bold"/>
    </style:style>
    <style:style style:name="P35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indent="0cm" style:auto-text-indent="false" fo:background-color="#ffffff" fo:padding="0cm" fo:border="none"/>
      <style:text-properties fo:font-weight="bold" style:font-weight-asian="bold"/>
    </style:style>
    <style:style style:name="P36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indent="0cm" style:auto-text-indent="false" fo:background-color="#ffffff" fo:padding="0cm" fo:border="none"/>
      <style:text-properties fo:font-style="italic" style:font-style-asian="italic"/>
    </style:style>
    <style:style style:name="P37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indent="1.27cm" style:auto-text-indent="false" fo:background-color="#ffffff" fo:padding="0cm" fo:border="none"/>
      <style:text-properties fo:font-weight="bold" style:font-weight-asian="bold"/>
    </style:style>
    <style:style style:name="P38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orphans="0" fo:widows="0" fo:text-indent="1.27cm" style:auto-text-indent="false" fo:background-color="#ffffff" fo:padding="0cm" fo:border="none"/>
      <style:text-properties fo:background-color="#f5f7fa"/>
    </style:style>
    <style:style style:name="P39" style:family="paragraph" style:parent-style-name="Standard" style:list-style-name="WWNum9">
      <loext:graphic-properties draw:fill="solid" draw:fill-color="#ffffff"/>
      <style:paragraph-properties fo:margin-left="2.54cm" fo:margin-right="0cm" fo:margin-top="0cm" fo:margin-bottom="0cm" loext:contextual-spacing="true" fo:text-indent="-0.635cm" style:auto-text-indent="false" fo:background-color="#ffffff" fo:padding="0cm" fo:border="none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color="#ff0000"/>
    </style:style>
    <style:style style:name="T5" style:family="text">
      <style:text-properties fo:color="#ff0000" fo:font-style="italic" style:font-style-asian="italic"/>
    </style:style>
    <style:style style:name="T6" style:family="text">
      <style:text-properties fo:font-weight="bold" style:font-weight-asian="bold"/>
    </style:style>
    <style:style style:name="T7" style:family="text">
      <style:text-properties fo:color="#38761d" fo:font-style="italic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Official Guide (for Mac OSX):</text:p>
      <text:p text:style-name="P1"><text:a xlink:type="simple" xlink:href="https://opengovinc.atlassian.net/wiki/display/ENGR/Basic+OS+X+Development+Environment" text:style-name="Internet_20_link" text:visited-style-name="Visited_20_Internet_20_Link"><text:span text:style-name="T1">https://opengovinc.atlassian.net/wiki/display/ENGR/Basic+OS+X+Development+Environment</text:span></text:a></text:p>
      <text:p text:style-name="P1"/>
      <text:p text:style-name="P2"># Prerequisites</text:p>
      <text:list xml:id="list3574266050965635647" text:style-name="WWNum3">
        <text:list-item>
          <text:p text:style-name="P21">16GB RAM</text:p>
        </text:list-item>
        <text:list-item>
          <text:p text:style-name="P21">All ports open</text:p>
        </text:list-item>
        <text:list-item>
          <text:p text:style-name="P21">Access to Gmail, GDrive, YouTube etc.</text:p>
        </text:list-item>
        <text:list-item>
          <text:p text:style-name="P21">Static IP required to access api.ogstaging.us / api.ogtesting.us</text:p>
        </text:list-item>
      </text:list>
      <text:p text:style-name="P1"/>
      <text:p text:style-name="P1"/>
      <text:p text:style-name="P2"># Required Access</text:p>
      <text:list xml:id="list1635668343905851827" text:style-name="WWNum8">
        <text:list-item>
          <text:p text:style-name="P22">Activate Okta ID. This would help to get access to JIRA, Wiki, Slack, etc.</text:p>
        </text:list-item>
        <text:list-item>
          <text:p text:style-name="P22">Create Passpack account and share username with client so that they can grant you access to OpenGov passwords. <text:a xlink:type="simple" xlink:href="https://www.passpack.com/" text:style-name="Internet_20_link" text:visited-style-name="Visited_20_Internet_20_Link"><text:span text:style-name="T1">https://www.passpack.com/</text:span></text:a></text:p>
        </text:list-item>
        <text:list-item>
          <text:p text:style-name="P22">Create npm account and share username with client so that they can grant you access to OpenGov repositories. <text:a xlink:type="simple" xlink:href="https://www.npmjs.com/" text:style-name="Internet_20_link" text:visited-style-name="Visited_20_Internet_20_Link"><text:span text:style-name="T1">https://www.npmjs.com/</text:span></text:a></text:p>
        </text:list-item>
        <text:list-item>
          <text:p text:style-name="P22">Get port 443 opened by raising remedy. It requires manager’s approval. Make sure that it will work in Ubuntu as well.</text:p>
        </text:list-item>
        <text:list-item>
          <text:p text:style-name="P22">Get access to Gmail, YouTube etc.</text:p>
        </text:list-item>
      </text:list>
      <text:p text:style-name="P1"/>
      <text:p text:style-name="P2"># Basic Setup</text:p>
      <text:p text:style-name="P1"/>
      <text:p text:style-name="P1">1) vi /etc/profile</text:p>
      <text:p text:style-name="P11">Add:</text:p>
      <text:p text:style-name="P33">export HTTP_PROXY=http://&lt;username&gt;:&lt;password&gt;@hjproxy.persistent.co.in:8080/</text:p>
      <text:p text:style-name="P33">export HTTPS_PROXY=http://&lt;username&gt;:&lt;password&gt;@hjproxy.persistent.co.in:8080/</text:p>
      <text:p text:style-name="P33">export http_proxy=http://&lt;username&gt;:&lt;password&gt;@hjproxy.persistent.co.in:8080/</text:p>
      <text:p text:style-name="P33">export https_proxy=http://&lt;username&gt;:&lt;password&gt;@hjproxy.persistent.co.in:8080/</text:p>
      <text:p text:style-name="P8"/>
      <text:p text:style-name="P1">2) sudo apt-get update</text:p>
      <text:p text:style-name="P1"/>
      <text:p text:style-name="P1">3) sudo apt-get install git-core curl zlib1g-dev build-essential libssl-dev libreadline-dev libyaml-dev libsqlite3-dev sqlite3 libxml2-dev libxslt1-dev libcurl4-openssl-dev python-software-properties libffi-dev</text:p>
      <text:p text:style-name="P1"/>
      <text:p text:style-name="P1">4) git clone https://github.com/sstephenson/rbenv.git .rbenv</text:p>
      <text:p text:style-name="P1"/>
      <text:p text:style-name="P1">5) echo 'export PATH="$HOME/.rbenv/bin:$PATH"' &gt;&gt; ~/.bash_profile</text:p>
      <text:p text:style-name="P1"/>
      <text:p text:style-name="P1">6) echo 'eval "$(rbenv init -)"' &gt;&gt; ~/.bash_profile</text:p>
      <text:p text:style-name="P1"/>
      <text:p text:style-name="P1">7) git clone https://github.com/rbenv/ruby-build.git .rbenv/plugins/ruby-build</text:p>
      <text:p text:style-name="P1"/>
      <text:p text:style-name="P1">8) echo 'export PATH="$HOME/.rbenv/plugins/ruby-build/bin:$PATH"' &gt;&gt; ~/.bash_profile</text:p>
      <text:p text:style-name="P1"/>
      <text:p text:style-name="P1"><text:soft-page-break/>9) source ~/.bash_profile</text:p>
      <text:p text:style-name="P1"/>
      <text:p text:style-name="P2"># Ruby</text:p>
      <text:p text:style-name="P1"/>
      <text:p text:style-name="P1">10) rbenv install [VERSION] # preferrably 2.3.1</text:p>
      <text:p text:style-name="P1"/>
      <text:p text:style-name="P1">rbenv global [VERSION] # preferrably 2.3.1</text:p>
      <text:p text:style-name="P1"/>
      <text:p text:style-name="P1">11) echo "gem: --no-document" &gt; ~/.gemrc</text:p>
      <text:p text:style-name="P1"/>
      <text:p text:style-name="P1">12) gem install bundler</text:p>
      <text:p text:style-name="P1"/>
      <text:p text:style-name="P2"># Redis</text:p>
      <text:p text:style-name="P1"/>
      <text:p text:style-name="P1">13) sudo add-apt-repository ppa:chris-lea/redis-server</text:p>
      <text:p text:style-name="P1"/>
      <text:p text:style-name="P1">14) sudo apt-get update</text:p>
      <text:p text:style-name="P1"/>
      <text:p text:style-name="P1">15) sudo apt-get install redis-server</text:p>
      <text:p text:style-name="P1"><text:tab/>Guide:</text:p>
      <text:p text:style-name="P11"><text:a xlink:type="simple" xlink:href="https://www.digitalocean.com/community/tutorials/how-to-configure-a-redis-cluster-on-ubuntu-14-04" text:style-name="Internet_20_link" text:visited-style-name="Visited_20_Internet_20_Link"><text:span text:style-name="T1">https://www.digitalocean.com/community/tutorials/how-to-configure-a-redis-cluster-on-ubuntu-14-04</text:span></text:a></text:p>
      <text:p text:style-name="P1"/>
      <text:p text:style-name="P2"># Imagemagik</text:p>
      <text:p text:style-name="P1"/>
      <text:p text:style-name="P16">16) sudo apt-get install imagemagick</text:p>
      <text:p text:style-name="P1"/>
      <text:p text:style-name="P1">OR</text:p>
      <text:p text:style-name="P1"/>
      <text:p text:style-name="P1">17) cd ~</text:p>
      <text:p text:style-name="P1"/>
      <text:p text:style-name="P1">18) sudo apt-get install build-essential checkinstall &amp;&amp; sudo apt-get build-dep imagemagick -y</text:p>
      <text:p text:style-name="P1"/>
      <text:p text:style-name="P1">19) wget<text:a xlink:type="simple" xlink:href="http://www.imagemagick.org/download/ImageMagick.tar.gz" text:style-name="Internet_20_link" text:visited-style-name="Visited_20_Internet_20_Link"> </text:a><text:a xlink:type="simple" xlink:href="http://www.imagemagick.org/download/ImageMagick.tar.gz" text:style-name="Internet_20_link" text:visited-style-name="Visited_20_Internet_20_Link"><text:span text:style-name="T1">http://www.imagemagick.org/download/ImageMagick.tar.gz</text:span></text:a></text:p>
      <text:p text:style-name="P1"/>
      <text:p text:style-name="P1">20) tar xzvf <text:a xlink:type="simple" xlink:href="http://www.imagemagick.org/download/ImageMagick.tar.gz" text:style-name="Internet_20_link" text:visited-style-name="Visited_20_Internet_20_Link"><text:span text:style-name="T1">ImageMagick.tar.gz</text:span></text:a></text:p>
      <text:p text:style-name="P1"/>
      <text:p text:style-name="P1">21) cd ImageMagick-7.0.4-9/ <text:span text:style-name="T4"># Use the appropriate version number in folder</text:span></text:p>
      <text:p text:style-name="P1"/>
      <text:p text:style-name="P1">22) ./configure --prefix=/opt/imagemagick-7.0.4-9 &amp;&amp; make <text:span text:style-name="T4"># Use the appropriate version number in the --prefix option</text:span></text:p>
      <text:p text:style-name="P1"/>
      <text:p text:style-name="P1">23) sudo checkinstall</text:p>
      <text:p text:style-name="P1"/>
      <text:p text:style-name="P2"><text:soft-page-break/># Node.js, OpenSSL, etc.</text:p>
      <text:p text:style-name="P1"/>
      <text:p text:style-name="P1">24) sudo apt-get install openssl</text:p>
      <text:p text:style-name="P1"/>
      <text:p text:style-name="P1">25) curl https://raw.githubusercontent.com/creationix/nvm/v0.33.0/install.sh | bash</text:p>
      <text:p text:style-name="P1"/>
      <text:p text:style-name="P1">26) source ~/.profile</text:p>
      <text:p text:style-name="P1"/>
      <text:p text:style-name="P1">27) nvm --version</text:p>
      <text:p text:style-name="P1"/>
      <text:p text:style-name="P2"># Graphviz</text:p>
      <text:p text:style-name="P2"/>
      <text:p text:style-name="P1">28) vi /etc/apt/sources.list</text:p>
      <text:p text:style-name="P1"><text:tab/>Add:</text:p>
      <text:p text:style-name="P1"><text:tab/>deb http://security.ubuntu.com/ubuntu lucid-security main</text:p>
      <text:p text:style-name="P12">deb http://cz.archive.ubuntu.com/ubuntu lucid main</text:p>
      <text:p text:style-name="P12"/>
      <text:p text:style-name="P7">29) sudo apt-get update <text:span text:style-name="T5">#Ignore any 404 errors</text:span></text:p>
      <text:p text:style-name="P7"/>
      <text:p text:style-name="P7">30) sudo apt-get install graphviz</text:p>
      <text:p text:style-name="P7"/>
      <text:p text:style-name="P7">31) sudo apt-get install npm</text:p>
      <text:p text:style-name="P7"/>
      <text:p text:style-name="P7">32) ssh-keygen -t rsa -b 4096</text:p>
      <text:p text:style-name="P7"><text:tab/>Guide:</text:p>
      <text:p text:style-name="P11"><text:a xlink:type="simple" xlink:href="https://opengovinc.atlassian.net/wiki/pages/viewpage.action?spaceKey=ENGR&amp;title=Create+New+SSH+Key+Pair" text:style-name="Internet_20_link" text:visited-style-name="Visited_20_Internet_20_Link"><text:span text:style-name="T1">https://opengovinc.atlassian.net/wiki/pages/viewpage.action?spaceKey=ENGR&amp;title=Create+New+SSH+Key+Pair</text:span></text:a></text:p>
      <text:p text:style-name="P11"/>
      <text:p text:style-name="P34"># Postgresql</text:p>
      <text:p text:style-name="P7"/>
      <text:p text:style-name="P7">33) sudo sh -c 'echo "deb http://apt.postgresql.org/pub/repos/apt/ `lsb_release -cs`-pgdg main" &gt;&gt; /etc/apt/sources.list.d/pgdg.list'</text:p>
      <text:p text:style-name="P7"/>
      <text:p text:style-name="P7">34) cd ~</text:p>
      <text:p text:style-name="P7"/>
      <text:p text:style-name="P7">35) wget -q https://www.postgresql.org/media/keys/ACCC4CF8.asc -O - | sudo apt-key add -</text:p>
      <text:p text:style-name="P7"/>
      <text:p text:style-name="P7">36) sudo apt-get update</text:p>
      <text:p text:style-name="P7"/>
      <text:p text:style-name="P7">37) sudo apt-get install postgresql postgresql-contrib libpq-dev</text:p>
      <text:p text:style-name="P7"/>
      <text:p text:style-name="P1">38) sudo apt-get install postgresql-server-dev-9.6</text:p>
      <text:p text:style-name="P7"/>
      <text:p text:style-name="P35"># Setup Postgresql</text:p>
      <text:p text:style-name="P7"><text:soft-page-break/></text:p>
      <text:p text:style-name="P7">39) sudo -u postgres psql</text:p>
      <text:p text:style-name="P7"/>
      <text:p text:style-name="P7">40) \password</text:p>
      <text:p text:style-name="P7"><text:tab/>Enter:</text:p>
      <text:p text:style-name="P7"><text:tab/>root</text:p>
      <text:p text:style-name="P7"/>
      <text:p text:style-name="P7">41) \q</text:p>
      <text:p text:style-name="P7"/>
      <text:p text:style-name="P7">42) sudo service postgresql restart</text:p>
      <text:p text:style-name="P7"/>
      <text:p text:style-name="P34"># GEOS</text:p>
      <text:p text:style-name="P1"/>
      <text:p text:style-name="P1">43) wget <text:a xlink:type="simple" xlink:href="http://download.osgeo.org/geos/geos-3.6.1.tar.bz2" text:style-name="Internet_20_link" text:visited-style-name="Visited_20_Internet_20_Link"><text:span text:style-name="T1">http://download.osgeo.org/geos/geos-3.6.1.tar.bz2</text:span></text:a> <text:span text:style-name="T4"># Use the latest version</text:span></text:p>
      <text:p text:style-name="P1"/>
      <text:p text:style-name="P1">44) tar xvjf <text:a xlink:type="simple" xlink:href="http://download.osgeo.org/geos/geos-3.6.1.tar.bz2" text:style-name="Internet_20_link" text:visited-style-name="Visited_20_Internet_20_Link"><text:span text:style-name="T1">geos-3.6.1.tar.bz2</text:span></text:a> <text:span text:style-name="T4"># Use the appropriate version number in tar</text:span></text:p>
      <text:p text:style-name="P1"/>
      <text:p text:style-name="P1">45) cd <text:a xlink:type="simple" xlink:href="http://download.osgeo.org/geos/geos-3.6.1.tar.bz2" text:style-name="Internet_20_link" text:visited-style-name="Visited_20_Internet_20_Link"><text:span text:style-name="T1">geos-3.6.1</text:span></text:a> <text:span text:style-name="T4"># Use the appropriate version number in folder</text:span></text:p>
      <text:p text:style-name="P1"/>
      <text:p text:style-name="P1">46) ./configure</text:p>
      <text:p text:style-name="P1"/>
      <text:p text:style-name="P1">47) make</text:p>
      <text:p text:style-name="P1"/>
      <text:p text:style-name="P1">48) sudo make install<text:line-break/></text:p>
      <text:p text:style-name="P7"/>
      <text:p text:style-name="P34"># Proj.4</text:p>
      <text:p text:style-name="P7"/>
      <text:p text:style-name="P7">49) cd ~</text:p>
      <text:p text:style-name="P7"/>
      <text:p text:style-name="P7">50) wget http://download.osgeo.org/proj/proj-4.9.3.tar.gz</text:p>
      <text:p text:style-name="P7"/>
      <text:p text:style-name="P7">51) tar xvzf proj-4.9.3.tar.gz</text:p>
      <text:p text:style-name="P7"/>
      <text:p text:style-name="P7">52) cd proj-4.9.3</text:p>
      <text:p text:style-name="P7"/>
      <text:p text:style-name="P7">53) ./configure</text:p>
      <text:p text:style-name="P7"/>
      <text:p text:style-name="P7">54) make</text:p>
      <text:p text:style-name="P7"/>
      <text:p text:style-name="P7">55) sudo make install</text:p>
      <text:p text:style-name="P7"/>
      <text:p text:style-name="P7">56) sudo apt-get install libproj-dev</text:p>
      <text:p text:style-name="P7"/>
      <text:p text:style-name="P34"><text:soft-page-break/># GDAL</text:p>
      <text:p text:style-name="P7"/>
      <text:p text:style-name="P7">57) cd ~</text:p>
      <text:p text:style-name="P7"/>
      <text:p text:style-name="P7">58) wget http://download.osgeo.org/gdal/2.1.3/gdal-2.1.3.tar.gz</text:p>
      <text:p text:style-name="P7"/>
      <text:p text:style-name="P7">59) tar xvzf gdal-2.1.3.tar.gz</text:p>
      <text:p text:style-name="P7"/>
      <text:p text:style-name="P7">60) cd gdal-2.1.3</text:p>
      <text:p text:style-name="P7"/>
      <text:p text:style-name="P7">61) ./configure</text:p>
      <text:p text:style-name="P7"/>
      <text:p text:style-name="P7">62) make -<text:span text:style-name="T4">This step take approximately 1hour to complete</text:span></text:p>
      <text:p text:style-name="P7"/>
      <text:p text:style-name="P7">63) sudo make install</text:p>
      <text:p text:style-name="P7"/>
      <text:p text:style-name="P7">64) sudo apt-get install libxml2 libxml2-dev</text:p>
      <text:p text:style-name="P7"/>
      <text:p text:style-name="P34"># Postgis</text:p>
      <text:p text:style-name="P7"/>
      <text:p text:style-name="P7">65) cd ~</text:p>
      <text:p text:style-name="P7"/>
      <text:p text:style-name="P7">66) wget http://download.osgeo.org/postgis/source/postgis-2.2.5.tar.gz</text:p>
      <text:p text:style-name="P7"/>
      <text:p text:style-name="P7">67) tar xvzf postgis-2.2.5.tar.gz</text:p>
      <text:p text:style-name="P7"/>
      <text:p text:style-name="P7">68) cd postgis-2.2.5</text:p>
      <text:p text:style-name="P7"/>
      <text:p text:style-name="P7">69) ./configure</text:p>
      <text:p text:style-name="P7"/>
      <text:p text:style-name="P7">70) make</text:p>
      <text:p text:style-name="P7"/>
      <text:p text:style-name="P7">71) sudo make install</text:p>
      <text:p text:style-name="P7"/>
      <text:p text:style-name="P1">72) sudo apt-get install postgis-doc</text:p>
      <text:p text:style-name="P1"/>
      <text:p text:style-name="P2"># Clone DelphiusApp</text:p>
      <text:p text:style-name="P2"/>
      <text:p text:style-name="P1">73) cd ~/Code/OpenGov</text:p>
      <text:p text:style-name="P1"/>
      <text:p text:style-name="P1">74) git clone https://github.com/<text:span text:style-name="T7">&lt;username&gt;</text:span>/DelphiusApp.git (Make sure this is your forked repository)</text:p>
      <text:p text:style-name="P1"/>
      <text:p text:style-name="P2"># Install ruby, bundler and gems for DelphiusApp</text:p>
      <text:p text:style-name="P2"><text:soft-page-break/></text:p>
      <text:p text:style-name="P1">75) cd DelphiusApp</text:p>
      <text:p text:style-name="P1"/>
      <text:p text:style-name="P1">76) rbenv install $(cat .ruby-version)</text:p>
      <text:p text:style-name="P1"/>
      <text:p text:style-name="P1">77) rbenv rehash &amp;&amp; hash -r # clears our rbenv cache and shell cache about what provides 'gem'</text:p>
      <text:p text:style-name="P1"/>
      <text:p text:style-name="P1">78) gem install bundler </text:p>
      <text:p text:style-name="P1"/>
      <text:p text:style-name="P1">79) rbenv rehash &amp;&amp; hash -r # clears our rbenv cache and shell cache about what provides 'bundle'</text:p>
      <text:p text:style-name="P1"/>
      <text:p text:style-name="P2"># Other</text:p>
      <text:p text:style-name="P1"/>
      <text:p text:style-name="P1">80) sudo add-apt-repository ppa:ricotz/testing</text:p>
      <text:p text:style-name="P1"/>
      <text:p text:style-name="P1">OR</text:p>
      <text:p text:style-name="P1"/>
      <text:p text:style-name="P1">81) sudo apt-get install libdjvulibre-dev libjpeg-dev libtiff-dev libwmf-dev libmagickcore-dev libmagickwand-dev libmagick++-dev</text:p>
      <text:p text:style-name="P1"/>
      <text:p text:style-name="P1">82) sudo apt-get update</text:p>
      <text:p text:style-name="P1"/>
      <text:p text:style-name="P1">82) sudo apt-get install libmagick-dev</text:p>
      <text:p text:style-name="P1"/>
      <text:p text:style-name="P1">83) gem install rmagick -v '2.15.0' <text:span text:style-name="T4"># Can be skipped as it’s part of DelphiusApp setup</text:span></text:p>
      <text:p text:style-name="P1"/>
      <text:p text:style-name="P17">NOTE: Before you start setting up all apps make sure the node version is 6.9.1. If not follow steps to install node 6.9.1 as detailed in below sections.</text:p>
      <text:p text:style-name="P17">WORKAROUND: Run the following commands:</text:p>
      <text:p text:style-name="P37">nvm ls</text:p>
      <text:p text:style-name="P11"><text:span text:style-name="T6">If you see veriosn 6.9.1, hit the command </text:span><text:span text:style-name="T3">nvm use 6.9.1</text:span></text:p>
      <text:p text:style-name="P17"><text:s text:c="24"/></text:p>
      <text:p text:style-name="P2"># Run App</text:p>
      <text:p text:style-name="P2"/>
      <text:p text:style-name="P1">84) npm config set proxy <text:span text:style-name="T2">http://&lt;username&gt;:&lt;password&gt;@hjproxy.persistent.co.in:8080/</text:span></text:p>
      <text:p text:style-name="P1"/>
      <text:p text:style-name="P1">85) sudo npm install npm@3.10.8 -g</text:p>
      <text:p text:style-name="P1"/>
      <text:p text:style-name="P1">86) sudo npm install bower -g</text:p>
      <text:p text:style-name="P1"/>
      <text:p text:style-name="P1">87) gedit database.yml</text:p>
      <text:p text:style-name="P1"><text:tab/>Edit:</text:p>
      <text:p text:style-name="P3"><text:soft-page-break/><text:tab/>username: postgres</text:p>
      <text:p text:style-name="P3"><text:tab/>password: root</text:p>
      <text:p text:style-name="P1"/>
      <text:p text:style-name="P1">88) sudo ln -s "$(which nodejs)" /usr/local/bin/node</text:p>
      <text:p text:style-name="P1"/>
      <text:p text:style-name="P1">89) Follow steps in DelphiusApp’s README.md</text:p>
      <text:p text:style-name="P1"/>
      <text:p text:style-name="P1">Note: If there are ‘git://’ connection errors, run the following command:</text:p>
      <text:p text:style-name="P3">git config --global url."https://".insteadof git://</text:p>
      <text:p text:style-name="P3"/>
      <text:p text:style-name="P4">Note: If there are ‘ssh://git@’ connection errors, run the following command:</text:p>
      <text:p text:style-name="P5"/>
      <text:p text:style-name="P4"><text:span text:style-name="T2">git config --global url."https://".insteadof </text:span>ssh://git@</text:p>
      <text:p text:style-name="P1">Note: For pg_query proxy errors run the following commands:</text:p>
      <text:p text:style-name="P8">export HTTP_PROXY=http://&lt;username&gt;:&lt;password&gt;@hjproxy.persistent.co.in:8080/</text:p>
      <text:p text:style-name="P3">export HTTPS_PROXY=http://&lt;username&gt;:&lt;password&gt;@hjproxy.persistent.co.in:8080/</text:p>
      <text:p text:style-name="P3">export http_proxy=http://&lt;username&gt;:&lt;password&gt;@hjproxy.persistent.co.in:8080/</text:p>
      <text:p text:style-name="P3">export https_proxy=http://&lt;username&gt;:&lt;password&gt;@hjproxy.persistent.co.in:8080/</text:p>
      <text:p text:style-name="P3"/>
      <text:p text:style-name="P1">90) foreman start</text:p>
      <text:p text:style-name="P1"/>
      <text:p text:style-name="P1">Note: If there are any npm issues such as <text:span text:style-name="T5">memdown</text:span>, first delete the node_modules folder found in ~/Code/OpenGov/DelphiusApp/engines/dynamodb/:</text:p>
      <text:p text:style-name="P1"><text:s text:c="10"/>rm -rf node_modules</text:p>
      <text:p text:style-name="P1"><text:s text:c="10"/>npm install</text:p>
      <text:p text:style-name="P2"/>
      <text:p text:style-name="P1">91) sudo gedit /etc/environment<text:tab/></text:p>
      <text:p text:style-name="P11">Add the no_proxy</text:p>
      <text:p text:style-name="P11"/>
      <text:p text:style-name="P38">no_proxy="localhost,127.0.0.1,localaddress,controlpanel.ogov.me"</text:p>
      <text:p text:style-name="P9"/>
      <text:p text:style-name="P9"/>
      <text:p text:style-name="P2"># To update to Node v6.9.1 and npm v3.10.8:</text:p>
      <text:p text:style-name="P1"/>
      <text:p text:style-name="P1">cd ~<text:line-break/>wget http://nodejs.org/dist/v6.9.1/node-v6.9.1.tar.gz<text:line-break/>tar -xvf node-v6.9.1.tar.gz<text:line-break/>cd node-v6.9.1</text:p>
      <text:p text:style-name="P1">./configure<text:line-break/>Make -<text:span text:style-name="T4">This step takes approximately 1 hour</text:span></text:p>
      <text:p text:style-name="P1">sudo make install</text:p>
      <text:p text:style-name="P1"/>
      <text:p text:style-name="P1">sudo npm install npm@3.10.8 -g</text:p>
      <text:p text:style-name="P1"/>
      <text:p text:style-name="P2"><text:soft-page-break/># To get the UI:</text:p>
      <text:p text:style-name="P1"/>
      <text:p text:style-name="P1">Make sure the below applications are running:</text:p>
      <text:list xml:id="list1681426426871441510" text:style-name="WWNum4">
        <text:list-item>
          <text:p text:style-name="P24">ControlPanelApp</text:p>
        </text:list-item>
        <text:list-item>
          <text:p text:style-name="P28">DelphiusApp</text:p>
        </text:list-item>
        <text:list-item>
          <text:p text:style-name="P23">Zeus</text:p>
        </text:list-item>
        <text:list-item>
          <text:p text:style-name="P28">TransparencyAPI</text:p>
        </text:list-item>
        <text:list-item>
          <text:p text:style-name="P28">ReportApp</text:p>
        </text:list-item>
        <text:list-item>
          <text:p text:style-name="P28">FileParserAPI</text:p>
        </text:list-item>
      </text:list>
      <text:p text:style-name="P4"/>
      <text:p text:style-name="P1">Go to DelphiusApp in terminal</text:p>
      <text:p text:style-name="P1">Start rails console using: <text:span text:style-name="T2">bundle exec rails c</text:span></text:p>
      <text:p text:style-name="P1">Run the comand: <text:span text:style-name="T2">Entity.first.update(published: true)</text:span></text:p>
      <text:p text:style-name="P1">Restart your Zeus with <text:span text:style-name="T2">npm run dev:local</text:span></text:p>
      <text:p text:style-name="P1">Hit the url <text:a xlink:type="simple" xlink:href="http://controlpanel.ogov.me:8080/controlpanel#/gotham/manage/settings" text:style-name="Internet_20_link" text:visited-style-name="Visited_20_Internet_20_Link"><text:span text:style-name="T1">http://controlpanel.ogov.me:8080/controlpanel#/gotham/manage/settings</text:span></text:a></text:p>
      <text:p text:style-name="P1">From the left panel &gt; Click on API Keys.</text:p>
      <text:p text:style-name="P1">Copy the token present as Seeded Key. We need to add it in .env file.</text:p>
      <text:p text:style-name="P1">In the TransparencyAPI folder, copy the contents of .env.example, create a file as .env and paste it there. Replace the “My_keys” with the seeded key obtained as above.</text:p>
      <text:p text:style-name="P1">Restart the TransparencyAPI service using npm start. You will now be able to view reports on ReportApp.</text:p>
      <text:p text:style-name="P1"/>
      <text:p text:style-name="P2"># GIT Upstream Process (Use this process to sync the branches against OpenGov):</text:p>
      <text:p text:style-name="P2"/>
      <text:list xml:id="list8833112747760332157" text:style-name="WWNum9">
        <text:list-item>
          <text:p text:style-name="P25">git remote -v #to check the upstream added</text:p>
        </text:list-item>
        <text:list-item>
          <text:p text:style-name="P25">Check for Upstream, if it is not there then follow the steps</text:p>
          <text:list>
            <text:list-item>
              <text:p text:style-name="P39">git remote add upstream https://github.comOpenGov/&lt;RepositoryName&gt;.git</text:p>
            </text:list-item>
            <text:list-item>
              <text:p text:style-name="P39">Go to step 1</text:p>
            </text:list-item>
          </text:list>
        </text:list-item>
        <text:list-item>
          <text:p text:style-name="P25">git fetch upstream # fetch new changes from Opengov master</text:p>
        </text:list-item>
        <text:list-item>
          <text:p text:style-name="P25">git merge upstream/master # Merge Opengov master changes into Our forked repository</text:p>
        </text:list-item>
        <text:list-item>
          <text:p text:style-name="P25">git pull upstream master # Pull the latest changes from Opengov master</text:p>
        </text:list-item>
      </text:list>
      <text:p text:style-name="P1"/>
      <text:p text:style-name="P1"/>
      <text:p text:style-name="P2"># NPM Code compile:</text:p>
      <text:p text:style-name="P2"/>
      <text:p text:style-name="P1">Once you pull latest changes from Opengov to update npm packages, we need to do the following steps On Zeus</text:p>
      <text:list xml:id="list6956475189458987909" text:style-name="WWNum1">
        <text:list-item>
          <text:p text:style-name="P26">nvm use</text:p>
        </text:list-item>
        <text:list-item>
          <text:p text:style-name="P26">npm install</text:p>
        </text:list-item>
        <text:list-item>
          <text:p text:style-name="P26">npm run tableflip</text:p>
        </text:list-item>
        <text:list-item>
          <text:p text:style-name="P26">npm i #“npm install” and “npm i” is same.</text:p>
        </text:list-item>
        <text:list-item>
          <text:p text:style-name="P26">npm run dev:local #to run the server</text:p>
        </text:list-item>
      </text:list>
      <text:p text:style-name="P1"/>
      <text:p text:style-name="P1">Also we need to run <text:span text:style-name="T6">bin/setup</text:span> command from DelphiusApp.</text:p>
      <text:p text:style-name="P1"/>
      <text:p text:style-name="P1">Once the server is up and running, we need to do following steps:</text:p>
      <text:list xml:id="list136441492395553210" text:style-name="WWNum2">
        <text:list-item>
          <text:p text:style-name="P27"><text:soft-page-break/>Hit the url <text:a xlink:type="simple" xlink:href="http://controlpanel.ogov.me:8080/controlpanel#/gotham/manage/settings" text:style-name="Internet_20_link" text:visited-style-name="Visited_20_Internet_20_Link"><text:span text:style-name="T1">http://controlpanel.ogov.me:8080/controlpanel#/gotham/manage/settings</text:span></text:a></text:p>
        </text:list-item>
        <text:list-item>
          <text:p text:style-name="P27">From the left panel &gt; Click on API Keys.</text:p>
        </text:list-item>
        <text:list-item>
          <text:p text:style-name="P27">Copy the token present as Seeded Key. We need to add it in .env file.</text:p>
        </text:list-item>
      </text:list>
      <text:p text:style-name="P1">https://github.com/<text:span text:style-name="T7">&lt;username&gt;</text:span>//FileParserAPI.git</text:p>
      <text:p text:style-name="P1"/>
      <text:p text:style-name="P2"># FileParserAPI</text:p>
      <text:p text:style-name="P2"/>
      <text:p text:style-name="P1">git clone https://github.com/<text:span text:style-name="T7">&lt;username&gt;</text:span>/FileParserAPI.git</text:p>
      <text:p text:style-name="P1">Download package from <text:a xlink:type="simple" xlink:href="https://pypi.python.org/pypi/virtualenv" text:style-name="Internet_20_link" text:visited-style-name="Visited_20_Internet_20_Link"><text:span text:style-name="T1">https://pypi.python.org/pypi/virtualenv</text:span></text:a></text:p>
      <text:p text:style-name="P1"/>
      <text:p text:style-name="P1">Follow installation procedure using, just under </text:p>
      <text:p text:style-name="P1"><text:span text:style-name="T6">To </text:span><text:span text:style-name="T3">use</text:span><text:span text:style-name="T6"> locally from source</text:span>: </text:p>
      <text:p text:style-name="P1"><text:a xlink:type="simple" xlink:href="https://virtualenv.pypa.io/en/stable/installation/" text:style-name="Internet_20_link" text:visited-style-name="Visited_20_Internet_20_Link"><text:span text:style-name="T1">https://virtualenv.pypa.io/en/stable/installation/</text:span></text:a></text:p>
      <text:p text:style-name="P1"/>
      <text:p text:style-name="P2"># GitHub's Two-Factor Auth and Gnome-Keyring</text:p>
      <text:p text:style-name="P1">Follow the below steps to enable keyring after configuring Github with Okta and Two-factor authentication:</text:p>
      <text:p text:style-name="P1">$ sudo apt-get install libgnome-keyring-dev<text:line-break/>$ cd /usr/share/doc/git/contrib/credential/gnome-keyring<text:line-break/>$ sudo make<text:line-break/>$ sudo rm git-credential-gnome-keyring.o<text:line-break/>$ sudo mv git-credential-gnome-keyring /usr/bin<text:line-break/>$ git config --global credential.helper gnome-keyring</text:p>
      <text:p text:style-name="P1"/>
      <text:p text:style-name="P2"># Proxy Issues</text:p>
      <text:p text:style-name="P1"/>
      <text:p text:style-name="P1">Be sure to add controlpanel.opengov.me to the proxy exceptions list. In Firefox, go to Preferences &gt; Network &gt; Advanced. For system wide settings in Ubuntu, follow the steps here: <text:a xlink:type="simple" xlink:href="http://ask.xmodulo.com/add-proxy-exceptions-ubuntu-desktop.html" text:style-name="Internet_20_link" text:visited-style-name="Visited_20_Internet_20_Link"><text:span text:style-name="T1">http://ask.xmodulo.com/add-proxy-exceptions-ubuntu-desktop.html</text:span></text:a></text:p>
      <text:p text:style-name="P1"/>
      <text:p text:style-name="P1"/>
      <text:p text:style-name="P2"># Wifi Issue On Ubuntu Laptops:</text:p>
      <text:p text:style-name="P1">Please refer the below link</text:p>
      <text:p text:style-name="P4"><text:a xlink:type="simple" xlink:href="http://askubuntu.com/questions/285234/cannot-connect-to-wpa2-wpa-enterprise-peap-and-mschap" text:style-name="Internet_20_link" text:visited-style-name="Visited_20_Internet_20_Link"><text:span text:style-name="T1">http://askubuntu.com/questions/285234/cannot-connect-to-wpa2-wpa-enterprise-peap-and-mschap</text:span></text:a></text:p>
      <text:p text:style-name="P4"/>
      <text:p text:style-name="P20"># Fix Webex on Ubuntu</text:p>
      <text:p text:style-name="P6">References:</text:p>
      <text:p text:style-name="P4"><text:a xlink:type="simple" xlink:href="https://www.digitalocean.com/community/tutorials/how-to-install-java-with-apt-get-on-ubuntu-16-04" text:style-name="Internet_20_link" text:visited-style-name="Visited_20_Internet_20_Link"><text:span text:style-name="T1">https://www.digitalocean.com/community/tutorials/how-to-install-java-with-apt-get-on-ubuntu-16-04</text:span></text:a></text:p>
      <text:p text:style-name="P4"><text:a xlink:type="simple" xlink:href="http://technopragmatica.blogspot.in/2016/05/hello.html" text:style-name="Internet_20_link" text:visited-style-name="Visited_20_Internet_20_Link"><text:span text:style-name="T1">http://technopragmatica.blogspot.in/2016/05/hello.html</text:span></text:a></text:p>
      <text:p text:style-name="P4"><text:a xlink:type="simple" xlink:href="http://blog.michelemattioni.me/2016/02/09/how-to-get-webex-running-on-an-ubuntu-smoothly/" text:style-name="Internet_20_link" text:visited-style-name="Visited_20_Internet_20_Link"><text:span text:style-name="T1">http://blog.michelemattioni.me/2016/02/09/how-to-get-webex-running-on-an-ubuntu-smoothly/</text:span></text:a></text:p>
      <text:p text:style-name="P4"><text:a xlink:type="simple" xlink:href="http://laviefrugale.blogspot.in/2013/10/using-webex-desktop-sharing-on-ubuntu.html" text:style-name="Internet_20_link" text:visited-style-name="Visited_20_Internet_20_Link"><text:span text:style-name="T1">http://laviefrugale.blogspot.in/2013/10/using-webex-desktop-sharing-on-ubuntu.html</text:span></text:a></text:p>
      <text:p text:style-name="P6"/>
      <text:p text:style-name="P4">Install Java with apt-get</text:p>
      <text:list xml:id="list382177125267866835" text:style-name="WWNum6">
        <text:list-item>
          <text:p text:style-name="P29"><text:soft-page-break/>sudo apt-get update</text:p>
        </text:list-item>
        <text:list-item>
          <text:p text:style-name="P29">sudo apt-get install default-jre</text:p>
        </text:list-item>
        <text:list-item>
          <text:p text:style-name="P29">sudo apt-get install default-jdk</text:p>
        </text:list-item>
        <text:list-item>
          <text:p text:style-name="P29">sudo add-apt-repository ppa:webupd8team/java</text:p>
        </text:list-item>
        <text:list-item>
          <text:p text:style-name="P29">sudo apt-get update</text:p>
        </text:list-item>
        <text:list-item>
          <text:p text:style-name="P29">sudo apt-get install oracle-java8-installer</text:p>
        </text:list-item>
        <text:list-item>
          <text:p text:style-name="P29">sudo gedit ~/.bash_profile</text:p>
        </text:list-item>
        <text:list-item>
          <text:p text:style-name="P29">Add this to the file </text:p>
        </text:list-item>
      </text:list>
      <text:p text:style-name="P13">JAVA_HOME="/usr/lib/jvm/java-8-oracle"</text:p>
      <text:list xml:id="list202633428992087" text:continue-numbering="true" text:style-name="WWNum6">
        <text:list-item>
          <text:p text:style-name="P29">source ~/.bash_profile</text:p>
        </text:list-item>
        <text:list-item>
          <text:p text:style-name="P29">echo $JAVA_HOME</text:p>
        </text:list-item>
      </text:list>
      <text:p text:style-name="P4"/>
      <text:p text:style-name="P4">Add missing libraries</text:p>
      <text:list xml:id="list6636601952845277902" text:style-name="WWNum5">
        <text:list-item>
          <text:p text:style-name="P30">sudo apt-get install libxmu6:i386</text:p>
        </text:list-item>
        <text:list-item>
          <text:p text:style-name="P30">sudo apt-get install libgtk2.0-0:i386</text:p>
        </text:list-item>
        <text:list-item>
          <text:p text:style-name="P30">sudo apt-get install libpangox-1.0-0:i386</text:p>
        </text:list-item>
        <text:list-item>
          <text:p text:style-name="P30">sudo apt-get install libpangoxft-1.0:i386</text:p>
        </text:list-item>
        <text:list-item>
          <text:p text:style-name="P30">sudo apt-get install libxtst6:i386</text:p>
        </text:list-item>
        <text:list-item>
          <text:p text:style-name="P30">sudo apt-get install libasound2:i386</text:p>
        </text:list-item>
        <text:list-item>
          <text:p text:style-name="P30">sudo apt-get install libxv1:i386</text:p>
        </text:list-item>
      </text:list>
      <text:p text:style-name="P4"/>
      <text:p text:style-name="P4">Get Webex running on Ubuntu</text:p>
      <text:list xml:id="list8803589700542335440" text:style-name="WWNum10">
        <text:list-item>
          <text:p text:style-name="P31">sudo apt-get install firefox:i386 libcanberra-gtk-module:i386 gtk2-engines-murrine:i386 libxtst6:i386</text:p>
        </text:list-item>
        <text:list-item>
          <text:p text:style-name="P31"><text:a xlink:type="simple" xlink:href="http://www.oracle.com/technetwork/java/javase/downloads/jre8-downloads-2133155.html" text:style-name="Internet_20_link" text:visited-style-name="Visited_20_Internet_20_Link"><text:span text:style-name="T1">http://www.oracle.com/technetwork/java/javase/downloads/jre8-downloads-2133155.html</text:span></text:a> <text:s text:c="3"/></text:p>
        </text:list-item>
      </text:list>
      <text:p text:style-name="P4"><text:s text:c="12"/>Download jre-8u121-linux-x64.tar.gz from the list</text:p>
      <text:list xml:id="list202633346664208" text:continue-numbering="true" text:style-name="WWNum10">
        <text:list-item>
          <text:p text:style-name="P31">mkdir ~/64bit</text:p>
        </text:list-item>
        <text:list-item>
          <text:p text:style-name="P31">cd ~/64bit</text:p>
        </text:list-item>
        <text:list-item>
          <text:p text:style-name="P31">tar xvf ~/Downloads/jre-8u121-linux-x64.tar.gz</text:p>
        </text:list-item>
        <text:list-item>
          <text:p text:style-name="P31">mkdir ~/.mozilla/plugins</text:p>
        </text:list-item>
        <text:list-item>
          <text:p text:style-name="P31">ln -vs ~/64bit/jre1.8.0_121/lib/amd64/libnpjp2.so ~/.mozilla/plugins/</text:p>
        </text:list-item>
      </text:list>
      <text:p text:style-name="P4"/>
      <text:p text:style-name="P4">Fix Webex desktop sharing</text:p>
      <text:list xml:id="list1127225772375994075" text:style-name="WWNum7">
        <text:list-item>
          <text:p text:style-name="P32">sudo apt-get -y remove icedtea-7-plugin:i386 icedtea-netx:i386</text:p>
        </text:list-item>
        <text:list-item>
          <text:p text:style-name="P32">sudo apt-get install openjdk-7-jre:i386 libxmu6:i386 icedtea-7-plugin firefox</text:p>
        </text:list-item>
        <text:list-item>
          <text:p text:style-name="P32">sudo update-alternatives --auto mozilla-javaplugin.so</text:p>
        </text:list-item>
      </text:list>
      <text:p text:style-name="P13">If the above fails hit the below command</text:p>
      <text:p text:style-name="P13"><text:bookmark-start text:name="__DdeLink__396_1826835815"/>sudo update-alternatives --set mozilla-javaplugin.so /usr/lib/jvm/java-7-openjdk-amd64/jre/lib/amd64/IcedTeaPlugin.so<text:bookmark-end text:name="__DdeLink__396_1826835815"/></text:p>
      <text:p text:style-name="P13"/>
      <text:p text:style-name="P10">Now desktop sharing and audio connecting should work proper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9" style:num-suffix=")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0" style:num-suffix=")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31" style:num-prefix="(" style:num-suffix=")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3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33" style:num-prefix="(" style:num-suffix=")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38" style:num-suffix=")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9" style:num-suffix=")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0" style:num-prefix="(" style:num-suffix=")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4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42" style:num-prefix="(" style:num-suffix=")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47" style:num-suffix=")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48" style:num-suffix=")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9" style:num-prefix="(" style:num-suffix=")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51" style:num-prefix="(" style:num-suffix=")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56" style:num-suffix=")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57" style:num-suffix=")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58" style:num-prefix="(" style:num-suffix=")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0" style:num-prefix="(" style:num-suffix=")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65" style:num-suffix=")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66" style:num-suffix=")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67" style:num-prefix="(" style:num-suffix=")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6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9" style:num-prefix="(" style:num-suffix=")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74" style:num-suffix=")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75" style:num-suffix=")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76" style:num-prefix="(" style:num-suffix=")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7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78" style:num-prefix="(" style:num-suffix=")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83" style:num-suffix=")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84" style:num-suffix=")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85" style:num-prefix="(" style:num-suffix=")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8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87" style:num-prefix="(" style:num-suffix=")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31T20:26:32.217198994</dc:date>
    <meta:editing-duration>PT41M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0" meta:paragraph-count="259" meta:word-count="1479" meta:character-count="11972" meta:non-whitespace-character-count="10742"/>
  </office:meta>
</office:document-meta>
</file>